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5cm" fo:min-width="18cm"/>
      <style:paragraph-properties style:writing-mode="lr-tb"/>
    </style:style>
    <style:style style:name="gr2" style:family="graphic" style:parent-style-name="standard">
      <style:graphic-properties svg:stroke-color="#3465a4" draw:fill="solid" draw:fill-color="#b3cac7" draw:textarea-horizontal-align="justify" draw:textarea-vertical-align="middle" draw:auto-grow-height="false" fo:min-height="0.5cm" fo:min-width="3.25cm"/>
      <style:paragraph-properties style:writing-mode="lr-tb"/>
    </style:style>
    <style:style style:name="gr3" style:family="graphic" style:parent-style-name="standard">
      <style:graphic-properties svg:stroke-color="#3465a4" draw:fill="solid" draw:fill-color="#b4c7dc" draw:textarea-horizontal-align="justify" draw:textarea-vertical-align="middle" draw:auto-grow-height="false" fo:min-height="0.5cm" fo:min-width="3.25cm"/>
      <style:paragraph-properties style:writing-mode="lr-tb"/>
    </style:style>
    <style:style style:name="gr4" style:family="graphic" style:parent-style-name="objectwithoutfill">
      <style:graphic-properties draw:marker-end="" draw:marker-end-width="0.3cm" draw:fill="none" draw:textarea-vertical-align="middle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2.126cm" fo:min-width="2.126cm"/>
      <style:paragraph-properties style:writing-mode="lr-tb"/>
    </style:style>
    <style:style style:name="gr6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7" style:family="graphic" style:parent-style-name="standard">
      <style:graphic-properties svg:stroke-color="#ff0000" draw:fill-color="#ffd7d7" draw:textarea-horizontal-align="justify" draw:textarea-vertical-align="middle" draw:auto-grow-height="false" fo:min-height="2.75cm" fo:min-width="5cm"/>
      <style:paragraph-properties style:writing-mode="lr-tb"/>
    </style:style>
    <style:style style:name="gr8" style:family="graphic" style:parent-style-name="objectwithoutfill">
      <style:graphic-properties svg:stroke-color="#ff4000" draw:marker-end="Puntas_20_de_20_flecha_20_3" draw:marker-end-width="0.3cm" draw:fill="none" draw:textarea-vertical-align="top"/>
      <style:paragraph-properties style:writing-mode="lr-tb"/>
    </style:style>
    <style:style style:name="gr9" style:family="graphic" style:parent-style-name="objectwithoutfill">
      <style:graphic-properties draw:marker-end="Puntas_20_de_20_flecha_20_2" draw:marker-end-width="0.3cm" draw:fill="none" draw:textarea-vertical-align="middle"/>
      <style:paragraph-properties style:writing-mode="lr-tb"/>
    </style:style>
    <style:style style:name="gr10" style:family="graphic" style:parent-style-name="standard">
      <style:graphic-properties svg:stroke-color="#ff0000" draw:fill-color="#ffd7d7" draw:textarea-horizontal-align="justify" draw:textarea-vertical-align="middle" draw:auto-grow-height="false" fo:min-height="2.25cm" fo:min-width="5cm"/>
      <style:paragraph-properties style:writing-mode="lr-tb"/>
    </style:style>
    <style:style style:name="gr11" style:family="graphic" style:parent-style-name="objectwithoutfill">
      <style:graphic-properties svg:stroke-color="#ff4000" draw:marker-end="Puntas_20_de_20_flecha_20_3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0.676cm" fo:min-width="4.13cm"/>
      <style:paragraph-properties style:writing-mode="lr-tb"/>
    </style:style>
    <style:style style:name="gr13" style:family="graphic" style:parent-style-name="objectwithoutfill">
      <style:graphic-properties draw:marker-end="Puntas_20_de_20_flecha_20_4" draw:marker-end-width="0.3cm" draw:fill="none" draw:textarea-vertical-align="middl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0.876cm" fo:min-width="2.5cm"/>
      <style:paragraph-properties style:writing-mode="lr-tb"/>
    </style:style>
    <style:style style:name="gr15" style:family="graphic" style:parent-style-name="standard">
      <style:graphic-properties draw:fill-color="#ffd8ce" draw:textarea-horizontal-align="justify" draw:textarea-vertical-align="middle" draw:auto-grow-height="false" fo:min-height="1.626cm" fo:min-width="2.126cm"/>
      <style:paragraph-properties style:writing-mode="lr-tb"/>
    </style:style>
    <style:style style:name="gr16" style:family="graphic" style:parent-style-name="standard">
      <style:graphic-properties svg:stroke-color="#ff0000" draw:fill-color="#ffd7d7" draw:textarea-horizontal-align="justify" draw:textarea-vertical-align="middle" draw:auto-grow-height="false" fo:min-height="0.5cm" fo:min-width="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solid" draw:fill-color="#b3cac7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b4c7d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2pt" fo:font-weight="bold" style:font-weight-asian="bold" style:font-weight-complex="bold"/>
    </style:style>
    <style:style style:name="P7" style:family="paragraph">
      <loext:graphic-properties draw:fill-color="#b4c7dc"/>
      <style:paragraph-properties fo:text-align="center"/>
      <style:text-properties fo:font-size="12pt" fo:font-weight="bold" style:font-weight-asian="bold" style:font-weight-complex="bold"/>
    </style:style>
    <style:style style:name="P8" style:family="paragraph">
      <style:paragraph-properties fo:margin-top="0cm" fo:margin-bottom="0cm" fo:text-align="center"/>
      <style:text-properties fo:font-weight="bold" style:font-weight-asian="bold" style:font-weight-complex="bold"/>
    </style:style>
    <style:style style:name="P9" style:family="paragraph">
      <loext:graphic-properties draw:fill-color="#ffd7d7"/>
      <style:paragraph-properties fo:margin-top="0cm" fo:margin-bottom="0cm"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/>
      <style:paragraph-properties fo:text-align="center"/>
      <style:text-properties fo:color="#ff0000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color="#2a6099" loext:opacity="100%"/>
    </style:style>
    <style:style style:name="P13" style:family="paragraph">
      <loext:graphic-properties draw:fill="none"/>
      <style:paragraph-properties fo:text-align="center"/>
      <style:text-properties fo:color="#2a6099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-color="#dee6ef"/>
      <style:paragraph-properties fo:text-align="center"/>
      <style:text-properties fo:font-size="12pt" fo:font-weight="bold" style:font-weight-asian="bold" style:font-weight-complex="bold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-color="#ffd8ce"/>
      <style:paragraph-properties fo:text-align="center"/>
      <style:text-properties fo:font-size="12pt" fo:font-weight="bold" style:font-weight-asian="bold" style:font-weight-complex="bold"/>
    </style:style>
    <style:style style:name="P18" style:family="paragraph">
      <style:paragraph-properties fo:text-align="start"/>
      <style:text-properties fo:color="#2a6099" loext:opacity="100%"/>
    </style:style>
    <style:style style:name="P19" style:family="paragraph">
      <style:paragraph-properties fo:text-align="start"/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/>
      <style:paragraph-properties fo:text-align="start"/>
      <style:text-properties fo:color="#ff0000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8.5cm" svg:height="0.75cm" svg:x="1cm" svg:y="1.25cm">
          <text:p text:style-name="P1">DIAGRAMA BLOQUES LÓGICA verlibro.php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xml:id="id1" draw:id="id1" draw:layer="layout" svg:width="3.75cm" svg:height="0.75cm" svg:x="3.75cm" svg:y="2.5cm">
            <text:p text:style-name="P1"><text:span text:style-name="T1">Código usuario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3" draw:text-style-name="P4" xml:id="id2" draw:id="id2" draw:layer="layout" svg:width="3.75cm" svg:height="0.75cm" svg:x="12.5cm" svg:y="2.5cm">
            <text:p text:style-name="P1"><text:span text:style-name="T1">Código libro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4" draw:text-style-name="P5" xml:id="id3" draw:id="id3" draw:layer="layout" draw:type="lines" svg:x1="7.5cm" svg:y1="2.875cm" svg:x2="12.5cm" svg:y2="2.875cm" draw:start-shape="id1" draw:start-glue-point="7" draw:end-shape="id2" draw:end-glue-point="5" svg:d="M7500 2875h502 3997 501" svg:viewBox="0 0 5001 1">
            <text:p/>
          </draw:connector>
          <draw:custom-shape draw:style-name="gr5" draw:text-style-name="P7" xml:id="id4" draw:id="id4" draw:layer="layout" svg:width="5.25cm" svg:height="4.75cm" svg:x="7.375cm" svg:y="4.5cm">
            <text:p text:style-name="P6"><text:span text:style-name="T2">¿Usuario ya tiene prestado otro libro, pendiente devolver?</text:span>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onnector draw:style-name="gr6" draw:text-style-name="P5" draw:layer="layout" svg:x1="10cm" svg:y1="2.875cm" svg:x2="10cm" svg:y2="4.5cm" draw:start-shape="id3" draw:start-glue-point="0" draw:end-shape="id4" draw:end-glue-point="4" svg:d="M10000 2875v1625" svg:viewBox="0 0 1 1626">
            <text:p/>
          </draw:connector>
          <draw:custom-shape draw:style-name="gr7" draw:text-style-name="P9" xml:id="id5" draw:id="id5" draw:layer="layout" svg:width="5.5cm" svg:height="3cm" svg:x="13.75cm" svg:y="7.75cm">
            <text:p text:style-name="P8"><text:span text:style-name="T1">Usuario ya tiene un libro prestado que ha recogido, pendiente devolver. </text:span></text:p>
            <text:p text:style-name="P8"><text:span text:style-name="T1">Mientras tanto no puede solicitar otro libro</text:span></text:p>
            <draw:enhanced-geometry svg:viewBox="0 0 21600 21600" draw:type="rectangle" draw:enhanced-path="M 0 0 L 21600 0 21600 21600 0 21600 0 0 Z N"/>
          </draw:custom-shape>
          <draw:connector draw:style-name="gr8" draw:text-style-name="P11" draw:layer="layout" svg:x1="12.625cm" svg:y1="6.875cm" svg:x2="16.5cm" svg:y2="7.75cm" draw:start-shape="id4" draw:start-glue-point="7" draw:end-shape="id5" draw:end-glue-point="0" svg:d="M12625 6875h3875v875" svg:viewBox="0 0 3876 876">
            <text:p text:style-name="P10"><text:span text:style-name="T3">SI</text:span></text:p>
          </draw:connector>
          <draw:custom-shape draw:style-name="gr5" draw:text-style-name="P7" xml:id="id6" draw:id="id6" draw:layer="layout" svg:width="5.25cm" svg:height="4.75cm" svg:x="7.375cm" svg:y="10.5cm">
            <text:p text:style-name="P6"><text:span text:style-name="T2">¿Usuario ya tiene reservado otro libro, pendiente <text:s/>recoger?</text:span>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onnector draw:style-name="gr9" draw:text-style-name="P13" draw:layer="layout" svg:x1="10cm" svg:y1="9.25cm" svg:x2="10cm" svg:y2="10.5cm" draw:start-shape="id4" draw:start-glue-point="6" draw:end-shape="id6" draw:end-glue-point="4" svg:d="M10000 9250v1250" svg:viewBox="0 0 1 1251">
            <text:p text:style-name="P12"><text:span text:style-name="T4">NO</text:span></text:p>
          </draw:connector>
          <draw:custom-shape draw:style-name="gr10" draw:text-style-name="P9" xml:id="id7" draw:id="id7" draw:layer="layout" svg:width="5.5cm" svg:height="2.5cm" svg:x="14.25cm" svg:y="13.5cm">
            <text:p text:style-name="P8"><text:span text:style-name="T1">Usuario ya tiene otro libro reservado, pendiente recoger. Mientras tanto no puede solicitar otro libro</text:span></text:p>
            <draw:enhanced-geometry svg:viewBox="0 0 21600 21600" draw:type="rectangle" draw:enhanced-path="M 0 0 L 21600 0 21600 21600 0 21600 0 0 Z N"/>
          </draw:custom-shape>
          <draw:connector draw:style-name="gr11" draw:text-style-name="P11" draw:layer="layout" svg:x1="12.625cm" svg:y1="12.875cm" svg:x2="17cm" svg:y2="13.5cm" draw:start-shape="id6" draw:start-glue-point="7" draw:end-shape="id7" draw:end-glue-point="0" svg:d="M12625 12875h4375v625" svg:viewBox="0 0 4376 626">
            <text:p text:style-name="P10"><text:span text:style-name="T3">SI</text:span></text:p>
          </draw:connector>
          <draw:custom-shape draw:style-name="gr12" draw:text-style-name="P14" xml:id="id8" draw:id="id8" draw:layer="layout" svg:width="5cm" svg:height="1cm" svg:x="14.5cm" svg:y="17.25cm">
            <text:p text:style-name="P6"><text:span text:style-name="T2">ANULAR RESERVA OTRO LIBRO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3" draw:text-style-name="P16" draw:layer="layout" draw:type="line" svg:x1="17cm" svg:y1="16cm" svg:x2="17cm" svg:y2="17.25cm" draw:start-shape="id7" draw:start-glue-point="2" draw:end-shape="id8" draw:end-glue-point="4" svg:d="M17000 16000v1250" svg:viewBox="0 0 1 1251">
            <text:p text:style-name="P15"><text:span text:style-name="T1">opcional</text:span></text:p>
          </draw:connector>
          <draw:custom-shape draw:style-name="gr14" draw:text-style-name="P7" xml:id="id9" draw:id="id9" draw:layer="layout" svg:width="6cm" svg:height="2.25cm" svg:x="7cm" svg:y="18cm">
            <text:p text:style-name="P6"><text:span text:style-name="T2">¿Libro disponible?</text:span>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onnector draw:style-name="gr9" draw:text-style-name="P13" draw:layer="layout" svg:x1="10cm" svg:y1="15.25cm" svg:x2="10cm" svg:y2="18cm" draw:start-shape="id6" draw:start-glue-point="6" draw:end-shape="id9" draw:end-glue-point="4" svg:d="M10000 15250v2750" svg:viewBox="0 0 1 2751">
            <text:p text:style-name="P12"><text:span text:style-name="T4">NO</text:span></text:p>
          </draw:connector>
          <draw:custom-shape draw:style-name="gr15" draw:text-style-name="P17" xml:id="id10" draw:id="id10" draw:layer="layout" svg:width="5.25cm" svg:height="3.75cm" svg:x="14.194cm" svg:y="19.75cm">
            <text:p text:style-name="P6"><text:span text:style-name="T2">¿Libro ya había sido reservado por el usuario?</text:span>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onnector draw:style-name="gr11" draw:text-style-name="P11" draw:layer="layout" svg:x1="13cm" svg:y1="19.125cm" svg:x2="16.819cm" svg:y2="19.75cm" draw:start-shape="id9" draw:start-glue-point="7" draw:end-shape="id10" draw:end-glue-point="4" svg:d="M13000 19125h3819v625" svg:viewBox="0 0 3820 626">
            <text:p text:style-name="P10"><text:span text:style-name="T3">NO</text:span></text:p>
          </draw:connector>
          <draw:custom-shape draw:style-name="gr12" draw:text-style-name="P14" xml:id="id11" draw:id="id11" draw:layer="layout" svg:width="5cm" svg:height="1cm" svg:x="14.319cm" svg:y="24.75cm">
            <text:p text:style-name="P6"><text:span text:style-name="T2">ANULAR RESERVA LIBRO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3" draw:text-style-name="P16" draw:layer="layout" draw:type="line" svg:x1="16.819cm" svg:y1="23.5cm" svg:x2="16.819cm" svg:y2="24.75cm" draw:start-shape="id10" draw:start-glue-point="6" draw:end-shape="id11" draw:end-glue-point="4" svg:d="M16819 23500v1250" svg:viewBox="0 0 1 1251">
            <text:p text:style-name="P15"><text:span text:style-name="T3">SI</text:span><text:span text:style-name="T1"> (opcional)</text:span></text:p>
          </draw:connector>
          <draw:connector draw:style-name="gr9" draw:text-style-name="P13" draw:layer="layout" svg:x1="7cm" svg:y1="19.125cm" svg:x2="4.5cm" svg:y2="24.75cm" draw:start-shape="id9" draw:start-glue-point="5" draw:end-shape="id12" draw:end-glue-point="4" svg:d="M7000 19125h-2500v5625" svg:viewBox="0 0 2501 5626">
            <text:p text:style-name="P18"><text:span text:style-name="T4">SI</text:span></text:p>
          </draw:connector>
          <draw:custom-shape draw:style-name="gr12" draw:text-style-name="P14" xml:id="id12" draw:id="id12" draw:layer="layout" svg:width="5cm" svg:height="1cm" svg:x="2cm" svg:y="24.75cm">
            <text:p text:style-name="P6"><text:span text:style-name="T2">SOLICITAR PRÉSTAMO LIBRO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1" draw:text-style-name="P20" draw:layer="layout" svg:x1="14.194cm" svg:y1="21.625cm" svg:x2="10.25cm" svg:y2="25cm" draw:start-shape="id10" draw:start-glue-point="5" draw:end-shape="id13" draw:end-glue-point="0" svg:d="M14194 21625h-3944v3375" svg:viewBox="0 0 3945 3376">
            <text:p text:style-name="P19"><text:span text:style-name="T3">NO</text:span></text:p>
          </draw:connector>
          <draw:custom-shape draw:style-name="gr16" draw:text-style-name="P9" xml:id="id13" draw:id="id13" draw:layer="layout" svg:width="5.5cm" svg:height="0.75cm" svg:x="7.5cm" svg:y="25cm">
            <text:p text:style-name="P8"><text:span text:style-name="T1">LIBRO NO DISPONIBLE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4T10:40:26.341000000</meta:creation-date>
    <dc:date>2023-04-24T12:25:01.881000000</dc:date>
    <meta:editing-duration>PT1H44M35S</meta:editing-duration>
    <meta:editing-cycles>5</meta:editing-cycles>
    <meta:generator>LibreOffice/7.4.1.2$Windows_X86_64 LibreOffice_project/3c58a8f3a960df8bc8fd77b461821e42c061c5f0</meta:generator>
    <meta:document-statistic meta:object-count="25"/>
  </office:meta>
</office:document-meta>
</file>